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6553d" officeooo:paragraph-rsid="0016553d" style:font-size-asian="11pt" style:font-size-complex="11pt"/>
    </style:style>
    <style:style style:name="P2" style:family="paragraph" style:parent-style-name="Standard">
      <style:text-properties fo:font-size="11pt" officeooo:paragraph-rsid="0016553d" style:font-size-asian="11pt" style:font-size-complex="11pt"/>
    </style:style>
    <style:style style:name="P3" style:family="paragraph" style:parent-style-name="Standard">
      <style:text-properties fo:font-size="11pt" officeooo:rsid="00178dc8" officeooo:paragraph-rsid="00178dc8" style:font-size-asian="11pt" style:font-size-complex="11pt"/>
    </style:style>
    <style:style style:name="P4" style:family="paragraph" style:parent-style-name="Standard">
      <style:text-properties fo:font-size="11pt" officeooo:paragraph-rsid="00178dc8" style:font-size-asian="11pt" style:font-size-complex="11pt"/>
    </style:style>
    <style:style style:name="P5" style:family="paragraph" style:parent-style-name="Standard">
      <style:text-properties fo:font-size="11pt" officeooo:rsid="0018a20c" officeooo:paragraph-rsid="0018a20c" style:font-size-asian="11pt" style:font-size-complex="11pt"/>
    </style:style>
    <style:style style:name="P6" style:family="paragraph" style:parent-style-name="Standard">
      <style:text-properties fo:font-size="11pt" officeooo:rsid="0018a20c" officeooo:paragraph-rsid="00196ad0" style:font-size-asian="11pt" style:font-size-complex="11pt"/>
    </style:style>
    <style:style style:name="P7" style:family="paragraph" style:parent-style-name="Standard">
      <style:text-properties fo:font-size="11pt" officeooo:rsid="0018a20c" officeooo:paragraph-rsid="00197ede" style:font-size-asian="11pt" style:font-size-complex="11pt"/>
    </style:style>
    <style:style style:name="P8" style:family="paragraph" style:parent-style-name="Standard">
      <style:text-properties fo:font-size="11pt" officeooo:rsid="00196ad0" officeooo:paragraph-rsid="00196ad0" style:font-size-asian="11pt" style:font-size-complex="11pt"/>
    </style:style>
    <style:style style:name="P9" style:family="paragraph" style:parent-style-name="Standard">
      <style:text-properties fo:font-size="11pt" officeooo:rsid="00197ede" officeooo:paragraph-rsid="00197ede" style:font-size-asian="11pt" style:font-size-complex="11pt"/>
    </style:style>
    <style:style style:name="P10" style:family="paragraph" style:parent-style-name="Standard">
      <style:text-properties fo:font-size="11pt" fo:font-weight="normal" officeooo:rsid="0018a20c" officeooo:paragraph-rsid="00197ede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018a20c" officeooo:paragraph-rsid="001bd6a8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1e1945" officeooo:paragraph-rsid="001e1945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1bd6a8" officeooo:paragraph-rsid="001bd6a8" style:font-size-asian="11pt" style:font-weight-asian="normal" style:font-size-complex="11pt" style:font-weight-complex="normal"/>
    </style:style>
    <style:style style:name="T1" style:family="text">
      <style:text-properties officeooo:rsid="001655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78dc8"/>
    </style:style>
    <style:style style:name="T4" style:family="text">
      <style:text-properties officeooo:rsid="0018a20c"/>
    </style:style>
    <style:style style:name="T5" style:family="text">
      <style:text-properties officeooo:rsid="00196ad0"/>
    </style:style>
    <style:style style:name="T6" style:family="text">
      <style:text-properties officeooo:rsid="00197ede"/>
    </style:style>
    <style:style style:name="T7" style:family="text">
      <style:text-properties officeooo:rsid="001b6c8b"/>
    </style:style>
    <style:style style:name="T8" style:family="text">
      <style:text-properties officeooo:rsid="001bd6a8"/>
    </style:style>
    <style:style style:name="T9" style:family="text">
      <style:text-properties officeooo:rsid="001e19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luno</text:span>: Darlan Adriano Schmitz</text:p>
      <text:p text:style-name="P1"><text:span text:style-name="T2">Componente Curricular:</text:span> Inteligencia Artificial</text:p>
      <text:p text:style-name="P1"><text:span text:style-name="T2">Professores:</text:span> Adriano Padilha; Felipe Grando </text:p>
      <text:p text:style-name="P1"/>
      <text:p text:style-name="P1"><text:tab/>O trabalho foi realizado com o objetivo de aumentar a acurácia da RNA que inicialmente era de 0.861 desse modo foram realizados vários testes no código para fosse possível realizar essa melhora <text:s/>na assertividade. No entanto, vários teste foram feitos.</text:p>
      <text:p text:style-name="P1"/>
      <text:p text:style-name="P2"><text:span text:style-name="T1"><text:s/>A primeira </text:span><text:span text:style-name="T4">situação </text:span><text:span text:style-name="T1">que foi testada foi a questão de treinamento no intuído de treinar a rede por um tempo </text:span><text:span text:style-name="T3">mais adequado.</text:span></text:p>
      <text:p text:style-name="P3">1º teste foi realizado para que a rede treinasse 1 000 000 de épocas, valor da acurácia não modificado 0.861.</text:p>
      <text:p text:style-name="P3">2º teste foi realizado para que a rede treinasse <text:s/>50 000 de épocas, valor da acurácia não modificado 0.861.</text:p>
      <text:p text:style-name="P4"><text:span text:style-name="T3">3º teste foi realizado para que a rede treinasse <text:s/>20 000 de épocas, valor da acurácia diminuiu 0.848.</text:span></text:p>
      <text:p text:style-name="P3">4º teste foi realizado para que a rede treinasse <text:s/>2 000 de épocas, valor da acurácia diminuiu para 0.<text:span text:style-name="T4">5</text:span>95.</text:p>
      <text:p text:style-name="P3"/>
      <text:p text:style-name="P5">Optou-se em manter a quantidade de 50 000 já que o valor não se alterava, ou seja o treinamento era suficiente.</text:p>
      <text:p text:style-name="P5"/>
      <text:p text:style-name="P5">Em seguida optou-se em alterar a taxa de aprendizagem:</text:p>
      <text:p text:style-name="P5"/>
      <text:p text:style-name="P5">1º Alterado a taxa de aprendizagem para: 0.9 Acurácia não alterada 0.861</text:p>
      <text:p text:style-name="P5">2º Alterado a taxa de aprendizagem para: 0.5 Acurácia não alterada 0.861</text:p>
      <text:p text:style-name="P5"/>
      <text:p text:style-name="P5">Mantive o valor de 0,1 para a taxa de aprendizagem</text:p>
      <text:p text:style-name="P5"/>
      <text:p text:style-name="P5">Após isso, observei a função <text:s/>que separa os dados para treinamento e validação e alterei o parâmetro random_state que inicialmente era 30:</text:p>
      <text:p text:style-name="P5"/>
      <text:p text:style-name="P5">1º random_state = <text:span text:style-name="T5">300</text:span> obteve-se uma acurácia de <text:span text:style-name="T5">0.861</text:span>.</text:p>
      <text:p text:style-name="P5"><text:span text:style-name="T5">2</text:span>º random_state = <text:span text:style-name="T6">75</text:span> obteve-se uma acurácia de <text:span text:style-name="T5">0.8</text:span><text:span text:style-name="T6">48</text:span>.</text:p>
      <text:p text:style-name="P5"><text:span text:style-name="T5">3</text:span>º random_state = <text:s/><text:span text:style-name="T5">1 </text:span>obteve-se uma acurácia de <text:span text:style-name="T5">0,823</text:span>.</text:p>
      <text:p text:style-name="P6"><text:span text:style-name="T5">4</text:span>º random_state = <text:span text:style-name="T5">3 </text:span>obteve-se uma acurácia de <text:span text:style-name="T5">0,899</text:span>.</text:p>
      <text:p text:style-name="P6"/>
      <text:p text:style-name="P8">Além desses testes foram realizados inúmeros outros mas oque apresentou melhor valor foi o random_state = 3</text:p>
      <text:p text:style-name="P6"/>
      <text:p text:style-name="P9">Seguindo, resolvi alterar o valor dp parâmetro test_size que inicialmente era <text:span text:style-name="T8">0.</text:span>30:</text:p>
      <text:p text:style-name="P7">1º <text:span text:style-name="T6">test_size</text:span> = <text:span text:style-name="T7">0.9</text:span><text:span text:style-name="T8">0</text:span> <text:s/>obteve-se uma acurácia de <text:span text:style-name="T5">0.8</text:span><text:span text:style-name="T8">2</text:span><text:span text:style-name="T5">1</text:span>.</text:p>
      <text:p text:style-name="P7"><text:span text:style-name="T5">2</text:span>º <text:span text:style-name="T6">test_size </text:span>= <text:span text:style-name="T8">0.10 </text:span>obteve-se uma acurácia de <text:span text:style-name="T5">0.</text:span><text:span text:style-name="T8">852</text:span>.</text:p>
      <text:p text:style-name="P7"><text:span text:style-name="T5">3</text:span>º <text:span text:style-name="T6">test_size</text:span> = <text:span text:style-name="T8">0.20 </text:span>obteve-se uma acurácia de <text:span text:style-name="T5">0.</text:span><text:span text:style-name="T8">906</text:span>.</text:p>
      <text:p text:style-name="P10"><text:span text:style-name="T5">4</text:span>º <text:span text:style-name="T6">test_size </text:span>= <text:span text:style-name="T8">0.25 </text:span>obteve-se uma acurácia de <text:span text:style-name="T5">0</text:span>.<text:span text:style-name="T8">909.</text:span></text:p>
      <text:p text:style-name="P11"><text:span text:style-name="T8">5</text:span>º <text:span text:style-name="T6">test_size </text:span>= <text:span text:style-name="T8">0.27 </text:span>obteve-se uma acurácia de <text:span text:style-name="T5">0</text:span>.<text:span text:style-name="T8">915</text:span></text:p>
      <text:p text:style-name="P11"><text:span text:style-name="T8">6</text:span>º <text:span text:style-name="T6">test_size </text:span>= <text:span text:style-name="T8">0.29 </text:span>obteve-se uma acurácia de <text:span text:style-name="T5">0</text:span>.<text:span text:style-name="T8">921</text:span></text:p>
      <text:p text:style-name="P12">7º test_size &gt; 0.29 diminuiu o valor da acurácia.</text:p>
      <text:p text:style-name="P12">Assim mantive o valor do test_size em 0.29.</text:p>
      <text:p text:style-name="P12"/>
      <text:p text:style-name="P13"><text:tab/>Dessa maneira após todas as alterações, foi alcançado o objetivo de melhorar a acurácia para 0,921 <text:s/>onde que o responsável por essa melhorar foi o conjunto e a forma de tratamento dos dados utilizados para teste. <text:span text:style-name="T9">Lembrando que para chegar nesse resultado foram realizados inúmeros outros testes dos que apresentad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9T12:03:57.374302763</meta:creation-date>
    <meta:generator>LibreOffice/6.4.7.2$Linux_X86_64 LibreOffice_project/40$Build-2</meta:generator>
    <dc:date>2022-02-19T13:26:08.384985129</dc:date>
    <meta:editing-duration>PT50M17S</meta:editing-duration>
    <meta:editing-cycles>7</meta:editing-cycles>
    <meta:document-statistic meta:table-count="0" meta:image-count="0" meta:object-count="0" meta:page-count="1" meta:paragraph-count="30" meta:word-count="423" meta:character-count="2533" meta:non-whitespace-character-count="2128"/>
  </office:meta>
</office:document-meta>
</file>